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OpenSymbol" svg:font-family="OpenSymbol"/>
    <style:font-face style:name="맑은 고딕" svg:font-family="'맑은 고딕'"/>
    <style:font-face style:name="HY그래픽M" svg:font-family="HY그래픽M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" style:family="table" style:master-page-name="Standard">
      <style:table-properties style:width="14.776cm" fo:margin-left="0.113cm" fo:margin-right="0.111cm" fo:margin-top="0.101cm" fo:margin-bottom="0cm" style:page-number="auto" table:align="margins" style:may-break-between-rows="false" table:border-model="collapsing"/>
    </style:style>
    <style:style style:name="표1.A" style:family="table-column">
      <style:table-column-properties style:column-width="3.073cm" style:rel-column-width="13628*"/>
    </style:style>
    <style:style style:name="표1.B" style:family="table-column">
      <style:table-column-properties style:column-width="3.034cm" style:rel-column-width="13455*"/>
    </style:style>
    <style:style style:name="표1.C" style:family="table-column">
      <style:table-column-properties style:column-width="0.549cm" style:rel-column-width="2433*"/>
    </style:style>
    <style:style style:name="표1.D" style:family="table-column">
      <style:table-column-properties style:column-width="2.443cm" style:rel-column-width="10835*"/>
    </style:style>
    <style:style style:name="표1.E" style:family="table-column">
      <style:table-column-properties style:column-width="5.678cm" style:rel-column-width="25184*"/>
    </style:style>
    <style:style style:name="표1.1" style:family="table-row">
      <style:table-row-properties style:min-row-height="0.653cm" style:keep-together="true" fo:keep-together="auto"/>
    </style:style>
    <style:style style:name="표1.A1" style:family="table-cell">
      <style:table-cell-properties style:vertical-align="middle" fo:background-color="transparent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A2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0.018cm solid #000000" fo:border-top="none" fo:border-bottom="0.018cm solid #000000" style:shadow="none">
        <style:background-image/>
      </style:table-cell-properties>
    </style:style>
    <style:style style:name="표1.B2" style:family="table-cell">
      <style:table-cell-properties style:vertical-align="middle" fo:padding-left="0.18cm" fo:padding-right="0.18cm" fo:padding-top="0.049cm" fo:padding-bottom="0.049cm" fo:border-left="0.018cm solid #000000" fo:border-right="0.018cm solid #000000" fo:border-top="none" fo:border-bottom="0.018cm solid #000000" style:shadow="none"/>
    </style:style>
    <style:style style:name="표1.D3" style:family="table-cell">
      <style:table-cell-properties style:vertical-align="middle" fo:background-color="#cccc99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E3" style:family="table-cell">
      <style:table-cell-properties style:vertical-align="middle" fo:padding-left="0.18cm" fo:padding-right="0.18cm" fo:padding-top="0.049cm" fo:padding-bottom="0.049cm" fo:border="0.018cm solid #000000" style:shadow="none"/>
    </style:style>
    <style:style style:name="표1.4" style:family="table-row">
      <style:table-row-properties style:min-row-height="1.217cm" style:keep-together="true" fo:keep-together="auto"/>
    </style:style>
    <style:style style:name="표1.B5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none" fo:border-top="none" fo:border-bottom="0.018cm solid #000000" style:shadow="none">
        <style:background-image/>
      </style:table-cell-properties>
    </style:style>
    <style:style style:name="P1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3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4" style:family="paragraph" style:parent-style-name="바탕글">
      <style:paragraph-properties fo:margin-left="0cm" fo:margin-right="0cm" fo:margin-top="0cm" fo:margin-bottom="0cm" fo:line-height="29%" fo:text-align="center" style:justify-single-word="false" fo:text-indent="0cm" style:auto-text-indent="false" fo:padding="0cm" fo:border="none" style:shadow="none" style:line-break="strict" style:vertical-align="auto" style:snap-to-layout-grid="true"/>
    </style:style>
    <style:style style:name="P5" style:family="paragraph" style:parent-style-name="Standard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6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7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vertical-align="auto" style:snap-to-layout-grid="true">
        <style:background-image/>
      </style:paragraph-properties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8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line-break="strict" style:vertical-align="auto" style:snap-to-layout-grid="true">
        <style:background-image/>
      </style:paragraph-properties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9" style:family="paragraph" style:parent-style-name="바탕글">
      <style:paragraph-properties fo:line-height="93%" fo:text-align="center" style:justify-single-word="false" fo:background-color="transparent" style:line-break="strict">
        <style:background-image/>
      </style:paragraph-properties>
      <style:text-properties style:font-name="맑은 고딕" style:font-name-asian="맑은 고딕" style:language-asian="ko" style:country-asian="KR" style:font-name-complex="맑은 고딕"/>
    </style:style>
    <style:style style:name="P10" style:family="paragraph" style:parent-style-name="Standard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1" style:family="paragraph" style:parent-style-name="바탕글" style:master-page-name="Standard">
      <style:paragraph-properties fo:margin-left="0cm" fo:margin-right="0cm" fo:margin-top="0cm" fo:margin-bottom="0cm" fo:line-height="93%" fo:text-align="center" style:justify-single-word="false" fo:text-indent="0cm" style:auto-text-indent="false" style:page-number="auto" fo:padding="0cm" fo:border="none" style:shadow="none" style:line-break="strict" style:vertical-align="auto" style:snap-to-layout-grid="true"/>
      <style:text-properties style:font-name="맑은 고딕" fo:font-size="25pt" fo:letter-spacing="normal" fo:font-weight="bold" style:letter-kerning="false" style:font-name-asian="맑은 고딕" style:font-size-asian="25pt" style:font-weight-asian="bold" style:font-name-complex="맑은 고딕" style:font-size-complex="25pt" style:font-weight-complex="bold"/>
    </style:style>
    <style:style style:name="P12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3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14" style:family="paragraph" style:parent-style-name="Text_20_body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5" style:family="paragraph" style:parent-style-name="Text_20_body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6" style:family="paragraph" style:parent-style-name="Text_20_body" style:list-style-name="L1"/>
    <style:style style:name="P17" style:family="paragraph" style:parent-style-name="Text_20_body">
      <style:text-properties style:font-name="HY그래픽M" style:font-name-asian="HY그래픽M"/>
    </style:style>
    <style:style style:name="P18" style:family="paragraph" style:parent-style-name="Text_20_body" style:list-style-name="L1">
      <style:text-properties style:font-name="HY그래픽M" style:font-name-asian="HY그래픽M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HY그래픽M" fo:font-weight="bold" style:font-name-asian="HY그래픽M" style:font-weight-asian="bold" style:font-weight-complex="bold"/>
    </style:style>
    <style:style style:name="P20" style:family="paragraph" style:parent-style-name="Text_20_body" style:list-style-name="L1">
      <style:text-properties style:font-name="HY그래픽M" fo:font-weight="bold" style:font-name-asian="HY그래픽M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/>
      <style:text-properties style:font-name="HY그래픽M" style:font-name-asian="HY그래픽M"/>
    </style:style>
    <style:style style:name="P22" style:family="paragraph" style:parent-style-name="Heading_20_3" style:list-style-name="L1"/>
    <style:style style:name="P23" style:family="paragraph" style:parent-style-name="Heading_20_3" style:list-style-name="L1">
      <style:paragraph-properties fo:text-align="start" style:justify-single-word="false"/>
    </style:style>
    <style:style style:name="T1" style:family="text">
      <style:text-properties style:language-asian="ko" style:country-asian="KR"/>
    </style:style>
    <style:style style:name="T2" style:family="text">
      <style:text-properties style:font-name="HY그래픽M" style:font-name-asian="HY그래픽M"/>
    </style:style>
    <style:style style:name="T3" style:family="text">
      <style:text-properties style:font-name="HY그래픽M" style:font-name-asian="HY그래픽M" style:language-asian="ko" style:country-asian="KR"/>
    </style:style>
    <style:style style:name="T4" style:family="text">
      <style:text-properties style:font-name="HY그래픽M" fo:font-size="16pt" style:font-name-asian="HY그래픽M" style:font-size-asian="16pt" style:font-size-complex="16pt"/>
    </style:style>
    <style:style style:name="T5" style:family="text">
      <style:text-properties style:font-name="HY그래픽M" fo:font-weight="normal" style:font-name-asian="HY그래픽M" style:language-asian="ko" style:country-asian="KR" style:font-weight-asian="normal" style:font-weight-complex="normal"/>
    </style:style>
    <style:style style:name="T6" style:family="text">
      <style:text-properties style:font-name="HY그래픽M" fo:font-weight="normal" style:font-name-asian="HY그래픽M" style:font-weight-asian="normal" style:font-weight-complex="normal"/>
    </style:style>
    <style:style style:name="T7" style:family="text">
      <style:text-properties style:font-name="HY그래픽M" fo:font-weight="bold" style:font-name-asian="HY그래픽M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5" office:value-type="string">
            <text:p text:style-name="P11">프로젝트 수행 계획서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2" table:number-rows-spanned="2" office:value-type="string">
            <text:p text:style-name="P1">프로젝트명</text:p>
          </table:table-cell>
          <table:table-cell table:style-name="표1.B2" table:number-rows-spanned="2" table:number-columns-spanned="2" office:value-type="string">
            <text:p text:style-name="P3">슬기로운 대덕개발 프로젝트</text:p>
          </table:table-cell>
          <table:covered-table-cell/>
          <table:table-cell table:style-name="표1.A2" office:value-type="string">
            <text:p text:style-name="P1">팀명</text:p>
          </table:table-cell>
          <table:table-cell table:style-name="표1.B2" office:value-type="string">
            <text:p text:style-name="P3">슬기로운 대덕 생활</text:p>
          </table:table-cell>
        </table:table-row>
        <table:table-row table:style-name="표1.1">
          <table:covered-table-cell/>
          <table:covered-table-cell/>
          <table:covered-table-cell/>
          <table:table-cell table:style-name="표1.D3" office:value-type="string">
            <text:p text:style-name="P1">인원</text:p>
          </table:table-cell>
          <table:table-cell table:style-name="표1.E3" office:value-type="string">
            <text:p text:style-name="P1">6</text:p>
          </table:table-cell>
        </table:table-row>
        <table:table-row table:style-name="표1.4">
          <table:table-cell table:style-name="표1.D3" office:value-type="string">
            <text:p text:style-name="P1">팀명</text:p>
          </table:table-cell>
          <table:table-cell table:style-name="표1.E3" table:number-columns-spanned="4" office:value-type="string">
            <text:p text:style-name="P3">장현재, 안혜지, 정윤지, 김은혜, 길도연, 이성훈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3" office:value-type="string">
            <text:p text:style-name="P3">개요</text:p>
          </table:table-cell>
          <table:table-cell table:style-name="표1.B5" table:number-columns-spanned="2" office:value-type="string">
            <text:p text:style-name="P9">활용분야</text:p>
          </table:table-cell>
          <table:covered-table-cell/>
          <table:table-cell table:style-name="표1.B2" table:number-columns-spanned="2" office:value-type="string">
            <text:p text:style-name="P3">커뮤니티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3">선정이유</text:p>
          </table:table-cell>
          <table:covered-table-cell/>
          <table:table-cell table:style-name="표1.B2" table:number-columns-spanned="2" office:value-type="string">
            <text:p text:style-name="P1">수업내용을 연계한 <text:span text:style-name="T1">API</text:span> 활용 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3">개발목표</text:p>
          </table:table-cell>
          <table:covered-table-cell/>
          <table:table-cell table:style-name="표1.B2" table:number-columns-spanned="2" office:value-type="string">
            <text:p text:style-name="P14">서비스이용 상용<text:span text:style-name="T1">화</text:span></text:p>
          </table:table-cell>
          <table:covered-table-cell/>
        </table:table-row>
        <table:table-row table:style-name="표1.4">
          <table:table-cell table:style-name="표1.A2" office:value-type="string">
            <text:p text:style-name="P1">내용</text:p>
            <text:p text:style-name="P1">(중분류 까지)</text:p>
          </table:table-cell>
          <table:table-cell table:style-name="표1.B2" table:number-columns-spanned="4" office:value-type="string">
            <text:p text:style-name="P15"><text:span text:style-name="Strong_20_Emphasis"><text:span text:style-name="T2"><text:s text:c="11"/></text:span></text:span><text:span text:style-name="Strong_20_Emphasis"><text:span text:style-name="T4">1.주체</text:span></text:span></text:p>
            <text:p text:style-name="P15"><text:span text:style-name="Strong_20_Emphasis"><text:span text:style-name="T2"><text:s text:c="16"/></text:span></text:span><text:span text:style-name="Strong_20_Emphasis"><text:span text:style-name="T3">-</text:span></text:span><text:span text:style-name="Strong_20_Emphasis"><text:span text:style-name="T5">학생(고객)</text:span></text:span></text:p>
            <text:p text:style-name="P15"><text:span text:style-name="Strong_20_Emphasis"><text:span text:style-name="T5"><text:s text:c="18"/>대덕인재개발원 주변 식당을 조회 가능하게 하고 시간표</text:span></text:span></text:p>
            <text:p text:style-name="P15"><text:span text:style-name="Strong_20_Emphasis"><text:span text:style-name="T5"><text:s text:c="18"/>반 별 채팅방, 게시판을 통해 교류를 용이하게 한다.</text:span></text:span></text:p>
            <text:p text:style-name="P15"><text:span text:style-name="Strong_20_Emphasis"><text:span text:style-name="T5"><text:s text:c="18"/>과제제출 및 관리 파일공유 또한 이루어진다.</text:span></text:span></text:p>
            <text:p text:style-name="P15"><text:span text:style-name="Strong_20_Emphasis"><text:span text:style-name="T5"/></text:span></text:p>
            <text:p text:style-name="P15"><text:span text:style-name="Strong_20_Emphasis"><text:span text:style-name="T2"><text:s text:c="15"/></text:span></text:span><text:span text:style-name="Strong_20_Emphasis"><text:span text:style-name="T6"><text:s/></text:span></text:span><text:span text:style-name="Strong_20_Emphasis"><text:span text:style-name="T5">-선생님(고객)</text:span></text:span></text:p>
            <text:p text:style-name="P15"><text:span text:style-name="Strong_20_Emphasis"><text:span text:style-name="T5"><text:s text:c="18"/>대덕인재개발원 주변 식당을 조회 가능하게 하고 시간표</text:span></text:span></text:p>
            <text:p text:style-name="P15"><text:span text:style-name="Strong_20_Emphasis"><text:span text:style-name="T5"><text:s text:c="18"/>반 별 채팅방, 게시판을 통해 교류를 용이하게 한다.</text:span></text:span></text:p>
            <text:p text:style-name="P15"><text:span text:style-name="Strong_20_Emphasis"><text:span text:style-name="T5"><text:s text:c="18"/>과제제출 및 관리 파일공유 또한 이루어진다.</text:span></text:span></text:p>
            <text:p text:style-name="P15"><text:span text:style-name="Strong_20_Emphasis"><text:span text:style-name="T5"/></text:span></text:p>
            <text:p text:style-name="P15"><text:span text:style-name="Strong_20_Emphasis"><text:span text:style-name="T2"><text:s text:c="16"/></text:span></text:span><text:span text:style-name="Strong_20_Emphasis"><text:span text:style-name="T5">-관리자(회사)</text:span></text:span></text:p>
            <text:p text:style-name="P15"><text:span text:style-name="Strong_20_Emphasis"><text:span text:style-name="T5"><text:s text:c="18"/>회원 및 서버관리, 홈페이지 관리</text:span></text:span></text:p>
            <text:p text:style-name="P17"/>
            <text:list xml:id="list2368757230310192223" text:style-name="L1">
              <text:list-header>
                <text:p text:style-name="P16"><text:span text:style-name="Strong_20_Emphasis"><text:span text:style-name="T4">2.주기능</text:span></text:span></text:p>
                <text:p text:style-name="P16"><text:span text:style-name="T2"><text:s text:c="9"/></text:span><text:span text:style-name="T7">고객 주요기능</text:span></text:p>
                <text:list>
                  <text:list-item>
                    <text:p text:style-name="P21">주변식당 조회 및 검색 </text:p>
                  </text:list-item>
                  <text:list-item>
                    <text:p text:style-name="P21">Favorite place(찜) </text:p>
                  </text:list-item>
                  <text:list-item>
                    <text:p text:style-name="P21">식당 리뷰 작성 </text:p>
                  </text:list-item>
                  <text:list-item>
                    <text:p text:style-name="P21">게시판(전체, 자유, 맛집, 공부, 반별) </text:p>
                  </text:list-item>
                  <text:list-item>
                    <text:p text:style-name="P21">오늘의 이야기 </text:p>
                  </text:list-item>
                  <text:list-item>
                    <text:p text:style-name="P21">과제관리 </text:p>
                  </text:list-item>
                  <text:list-item>
                    <text:p text:style-name="P21">파일공유 </text:p>
                  </text:list-item>
                  <text:list-item>
                    <text:p text:style-name="P21">시간표 </text:p>
                  </text:list-item>
                  <text:list-item>
                    <text:p text:style-name="P21">채팅 </text:p>
                  </text:list-item>
                  <text:list-item>
                    <text:p text:style-name="P18">Q&amp;A </text:p>
                    <text:p text:style-name="P18"/>
                    <text:p text:style-name="P20">관리자 주요기능</text:p>
                  </text:list-item>
                  <text:list-item>
                    <text:p text:style-name="P21">회원관리 </text:p>
                  </text:list-item>
                  <text:list-item>
                    <text:p text:style-name="P21">서버관리 </text:p>
                  </text:list-item>
                  <text:list-item>
                    <text:p text:style-name="P21">홈페이지 관리 </text:p>
                    <text:p text:style-name="P21"><text:soft-page-break/></text:p>
                  </text:list-item>
                </text:list>
                <text:p text:style-name="P16"><text:span text:style-name="Strong_20_Emphasis"><text:span text:style-name="T4">3.세부기능</text:span></text:span></text:p>
                <text:p text:style-name="P16"><text:span text:style-name="Strong_20_Emphasis"><text:span text:style-name="T2">1)통합 기능</text:span></text:span></text:p>
                <text:p text:style-name="P20"><text:s text:c="9"/>회원 가입</text:p>
                <text:list text:continue-numbering="true">
                  <text:list-item>
                    <text:p text:style-name="P21">회원가입시 학생, 선생님을 선택 </text:p>
                  </text:list-item>
                  <text:list-item>
                    <text:p text:style-name="P21">ID, PASSWORD, 이름, 닉네임, 주소, 전화번호, 이메일, 생년월일, 반 호실, 등록일을 입력 </text:p>
                  </text:list-item>
                  <text:list-item>
                    <text:p text:style-name="P21">첨부파일로 인증수단을 제공받아 대덕인재 개발원 구성원임을 확인 </text:p>
                  </text:list-item>
                  <text:list-item>
                    <text:p text:style-name="P21">캡챠 API를 활용하여 매크로 생성을 방지 </text:p>
                  </text:list-item>
                  <text:list-item>
                    <text:p text:style-name="P21">관리자 로그인 정보는 회사에서 자체적으로 관리 </text:p>
                  </text:list-item>
                  <text:list-item>
                    <text:p text:style-name="P18">아이디, 닉네임 중복검사 </text:p>
                    <text:p text:style-name="P18"/>
                  </text:list-item>
                </text:list>
                <text:p text:style-name="P20"><text:s text:c="10"/>로그인</text:p>
                <text:list text:continue-numbering="true">
                  <text:list-item>
                    <text:p text:style-name="P21">아이디, 비밀번호 입력하여 로그인 </text:p>
                  </text:list-item>
                  <text:list-item>
                    <text:p text:style-name="P21">5회 이상 로그인 실패시 캡챠를 같이 받아서 로그인 </text:p>
                  </text:list-item>
                  <text:list-item>
                    <text:p text:style-name="P21">ID찾기는 이름, 전화번호를 입력받아서 제공 </text:p>
                  </text:list-item>
                  <text:list-item>
                    <text:p text:style-name="P18">PASS찾기는 아이디, 이름, 전화번호, 이메일을 입력받아서 등록된 이메일이 맞을시 이메일로 임시 비밀번호를 제공( 다를시 응답없고 이메일로 비밀번호도 제공하지 않음) </text:p>
                  </text:list-item>
                </text:list>
                <text:p text:style-name="P18"><text:span text:style-name="T8"/></text:p>
                <text:p text:style-name="P18"><text:span text:style-name="T8"><text:s text:c="10"/>회원정보 수정</text:span></text:p>
                <text:list text:continue-numbering="true">
                  <text:list-item>
                    <text:p text:style-name="P21">비밀번호를 입력받아 수정 가능 </text:p>
                  </text:list-item>
                  <text:list-item>
                    <text:p text:style-name="P21">비밀번호 변경시에는 기존 이메일로 변경 메일을 보낸후 변경 </text:p>
                  </text:list-item>
                  <text:list-item>
                    <text:p text:style-name="P18">변경 가능 : PASSWORD, 이름, 닉네임, 주소, 전화번호, 이메일, 생년월일, 반 호실, 등록일 </text:p>
                    <text:p text:style-name="P18"/>
                    <text:list>
                      <text:list-header>
                        <text:h text:style-name="P22" text:outline-level="3"><text:span text:style-name="T2">2) 고객</text:span></text:h>
                      </text:list-header>
                    </text:list>
                  </text:list-item>
                </text:list>
                <text:p text:style-name="P19"><text:s text:c="18"/>2-1) 식당</text:p>
                <text:list text:continue-numbering="true">
                  <text:list-header>
                    <text:p text:style-name="P20">주변 식당 리스트 조회</text:p>
                  </text:list-header>
                  <text:list-item>
                    <text:p text:style-name="P18">카테고리별로 분류해서 사용자에게 보여줌(중분류)</text:p>
                  </text:list-item>
                  <text:list-item>
                    <text:p text:style-name="P18">사용자가 중분류 선택시, 해당되는 리스트 출력(소분류로 필터링) [ 리스트 정렬 기준 : 찜많은순, 최신순, 거리순 ]</text:p>
                  </text:list-item>
                  <text:list-item>
                    <text:p text:style-name="P18"><text:soft-page-break/>화면 데이터 : 가게명, 전화번호, 사진, 별점, 찜, 리뷰수</text:p>
                    <text:p text:style-name="P18"/>
                    <text:p text:style-name="P20">주변 식당 검색</text:p>
                  </text:list-item>
                  <text:list-item>
                    <text:p text:style-name="P18">검색 데이터 : 가게명</text:p>
                    <text:p text:style-name="P18"/>
                    <text:p text:style-name="P20">Favorite place(찜)</text:p>
                  </text:list-item>
                  <text:list-item>
                    <text:p text:style-name="P18">선호하는 식당 찜 기능</text:p>
                  </text:list-item>
                  <text:list-item>
                    <text:p text:style-name="P18">[ 마이페이지 &gt; 마이찜 ]에서 확인 및 공유 가능</text:p>
                    <text:p text:style-name="P18"/>
                    <text:p text:style-name="P20">특정 식당 정보 조회</text:p>
                  </text:list-item>
                  <text:list-item>
                    <text:p text:style-name="P18">화면 데이터 : 가게명, 전화번호, 사진, 리뷰(별점, 텍스트), 링크(네이버 등)</text:p>
                  </text:list-item>
                  <text:list-item>
                    <text:p text:style-name="P18">&lt;리뷰 작성하기&gt;버튼 누르면, 리뷰 작성 가능</text:p>
                    <text:p text:style-name="P18"/>
                    <text:p text:style-name="P20">식당 리뷰</text:p>
                  </text:list-item>
                  <text:list-item>
                    <text:p text:style-name="P18">리뷰 데이터 : 별점(필수), 텍스트, 사진</text:p>
                  </text:list-item>
                  <text:list-item>
                    <text:p text:style-name="P18">[ 마이페이지 &gt; 마이리뷰 ]에서 확인 및 삭제 가능</text:p>
                    <text:p text:style-name="P18"/>
                    <text:list>
                      <text:list-header>
                        <text:h text:style-name="P22" text:outline-level="3"><text:span text:style-name="Strong_20_Emphasis"><text:span text:style-name="T2">2-2) 게시판</text:span></text:span></text:h>
                      </text:list-header>
                    </text:list>
                    <text:p text:style-name="P20">전체 게시판</text:p>
                  </text:list-item>
                  <text:list-item>
                    <text:p text:style-name="P18">통합게시판(자유, 공부자료)</text:p>
                  </text:list-item>
                  <text:list-item>
                    <text:p text:style-name="P18">검색 기능</text:p>
                    <text:p text:style-name="P18"/>
                    <text:p text:style-name="P20">자유 게시판</text:p>
                  </text:list-item>
                  <text:list-item>
                    <text:p text:style-name="P18">희망하는 주제로 글 작성 가능</text:p>
                  </text:list-item>
                  <text:list-item>
                    <text:p text:style-name="P18">본인 글 수정, 삭제 가능 [ 마이페이지 &gt; 마이글 ]에서 또한 확인, 수정, 삭제 가능</text:p>
                  </text:list-item>
                  <text:list-item>
                    <text:p text:style-name="P18">댓글 및 대댓글 기능 [ 마이페이지 &gt; 마이댓글 ]에서 또한 확인, 수정, 삭제 가능</text:p>
                    <text:p text:style-name="P18"/>
                    <text:p text:style-name="P20">맛집공유 게시판</text:p>
                  </text:list-item>
                  <text:list-item>
                    <text:p text:style-name="P18">회원이 찜한 식당 리스트 중 희만하는 식당만 <text:soft-page-break/>선택해서 공유</text:p>
                  </text:list-item>
                  <text:list-item>
                    <text:p text:style-name="P18">공유 맛집 리스트에 좋아요 가능 [ 리스트 정렬기준 : 좋아요순 ]</text:p>
                  </text:list-item>
                  <text:list-item>
                    <text:p text:style-name="P18">[ 마이페이지 &gt; 나의 맛집 공유 리스트 ]에서 공개 여부 설정 가능</text:p>
                    <text:p text:style-name="P18"/>
                    <text:p text:style-name="P20">공부 게시판</text:p>
                  </text:list-item>
                  <text:list-item>
                    <text:p text:style-name="P18">모든 회원 작성 가능</text:p>
                  </text:list-item>
                  <text:list-item>
                    <text:p text:style-name="P18">공부에 도움이 되는 글을 공유 및 작성하는 게시판</text:p>
                    <text:p text:style-name="P18"/>
                    <text:p text:style-name="P20">오늘의 이야기</text:p>
                  </text:list-item>
                  <text:list-item>
                    <text:p text:style-name="P18">데이터 : 이미지(필수), 텍스트</text:p>
                  </text:list-item>
                  <text:list-item>
                    <text:p text:style-name="P18">초기화 기준 : 24시간 (업로드 시간 기준)</text:p>
                  </text:list-item>
                  <text:list-item>
                    <text:p text:style-name="P18">[ 마이페이지 &gt; 나의 스토리 ]에서 삭제 가능</text:p>
                    <text:list>
                      <text:list-header>
                        <text:h text:style-name="P23" text:outline-level="3"><text:span text:style-name="Strong_20_Emphasis"><text:span text:style-name="T2">2-3) 반 호수별</text:span></text:span></text:h>
                      </text:list-header>
                    </text:list>
                    <text:p text:style-name="P20">반별 게시판</text:p>
                  </text:list-item>
                  <text:list-item>
                    <text:p text:style-name="P18">해당 호수 학생들만 접속 가능</text:p>
                  </text:list-item>
                  <text:list-item>
                    <text:p text:style-name="P18">선생님 : 공지사항(학생 불가) 작성 가능 → 상단 노출</text:p>
                    <text:p text:style-name="P18"/>
                    <text:p text:style-name="P20">과제관리</text:p>
                  </text:list-item>
                  <text:list-item>
                    <text:p text:style-name="P18">반 호수별</text:p>
                  </text:list-item>
                  <text:list-item>
                    <text:p text:style-name="P18">과목 담당 선생님 : 과제글 작성, 제출 여부 확인 가능</text:p>
                  </text:list-item>
                  <text:list-item>
                    <text:p text:style-name="P18">학생 : 과제 확인 및 제출 가능</text:p>
                    <text:p text:style-name="P18"/>
                    <text:p text:style-name="P20">파일공유</text:p>
                  </text:list-item>
                  <text:list-item>
                    <text:p text:style-name="P18">회원들에게 도움이 되는 자료 공유</text:p>
                  </text:list-item>
                  <text:list-item>
                    <text:p text:style-name="P18">파일 노출되는 형식으로 제공</text:p>
                    <text:p text:style-name="P20"/>
                    <text:p text:style-name="P20">시간표</text:p>
                  </text:list-item>
                  <text:list-item>
                    <text:p text:style-name="P18">호수별 시간표 확인 가능</text:p>
                  </text:list-item>
                  <text:list-item>
                    <text:p text:style-name="P18">캘린더 형식으로 제공(수업 처음-끝)</text:p>
                    <text:p text:style-name="P20"><text:soft-page-break/></text:p>
                    <text:p text:style-name="P18"><text:span text:style-name="T8">채팅</text:span></text:p>
                  </text:list-item>
                  <text:list-item>
                    <text:p text:style-name="P18">반 호수별</text:p>
                  </text:list-item>
                  <text:list-item>
                    <text:p text:style-name="P18">toggle 형식으로 채팅방에 접속</text:p>
                    <text:p text:style-name="P18"/>
                    <text:p text:style-name="P20">Q&amp;A</text:p>
                  </text:list-item>
                  <text:list-item>
                    <text:p text:style-name="P18">홈페이지에 대한 건의사항이나 질문이 있을경우 등록</text:p>
                    <text:p text:style-name="P18"/>
                  </text:list-item>
                </text:list>
                <text:p text:style-name="P16"><text:span text:style-name="Strong_20_Emphasis"><text:span text:style-name="T2">3) 관리자</text:span></text:span></text:p>
                <text:list text:continue-numbering="true">
                  <text:list-header>
                    <text:p text:style-name="P20">커뮤니티 관리</text:p>
                  </text:list-header>
                  <text:list-item>
                    <text:p text:style-name="P18">부적절한 내용의 게시물을 블라인드, 삭제 처리</text:p>
                  </text:list-item>
                  <text:list-item>
                    <text:p text:style-name="P18">Q&amp;A를 통해 회원들의 요구사항 해결</text:p>
                  </text:list-item>
                  <text:list-item>
                    <text:p text:style-name="P18">필요에 따른 홈페이지 유지보수</text:p>
                    <text:p text:style-name="P18"/>
                    <text:p text:style-name="P20"><text:span text:style-name="T1">회원 관리</text:span></text:p>
                  </text:list-item>
                  <text:list-item>
                    <text:p text:style-name="P21">회원 등급, 분류 확인 및 관리 </text:p>
                  </text:list-item>
                  <text:list-item>
                    <text:p text:style-name="P18">회원가입 구성원 판별 및 승인 </text:p>
                  </text:list-item>
                </text:list>
              </text:list-header>
            </text:list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office:value-type="string">
            <text:p text:style-name="P3">기대 효과</text:p>
          </table:table-cell>
          <table:table-cell table:style-name="표1.B2" table:number-columns-spanned="4" office:value-type="string">
            <text:p text:style-name="P5"><text:span text:style-name="T1">학생(고객)</text:span> : <text:span text:style-name="T1">기존 대덕인재개발원 점심로드 사이트의 불편한 UI, 늦은</text:span></text:p>
            <text:p text:style-name="P5"><text:span text:style-name="T1"><text:s text:c="16"/>업데이트로 인해 활용도가 떨어지고 있음. 필터링이 가능한 </text:span></text:p>
            <text:p text:style-name="P5"><text:span text:style-name="T1"><text:s text:c="16"/>검색, 주기적인 업데이트 및 다양한 기능을 통해 향상된</text:span></text:p>
            <text:p text:style-name="P5"><text:span text:style-name="T1"><text:s text:c="16"/>사용성 제공 및 만족도 상승 기대</text:span></text:p>
            <text:p text:style-name="P2"><text:s/></text:p>
            <text:p text:style-name="P2"><text:span text:style-name="T1">선생님(고객)</text:span> : <text:span text:style-name="T1">한정된 인원만 수용 가능한 공유서버의 제한성 및</text:span></text:p>
            <text:p text:style-name="P2"><text:span text:style-name="T1"><text:s text:c="19"/>과제관리의 불편함을 해소하여 더욱 원활한 수업을</text:span></text:p>
            <text:p text:style-name="P2"><text:span text:style-name="T1"><text:s text:c="19"/>가능케하고 과제관리의 편의성 증대 기대</text:span>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2" office:value-type="string">
            <text:p text:style-name="P8"/>
          </table:table-cell>
          <table:table-cell table:style-name="표1.B5" office:value-type="string">
            <text:p text:style-name="P7">개발 환경</text:p>
          </table:table-cell>
          <table:table-cell table:style-name="표1.B2" table:number-columns-spanned="3" office:value-type="string">
            <text:p text:style-name="P1">Eclipse, Oracle, javaFx, SVN</text:p>
          </table:table-cell>
          <table:covered-table-cell/>
          <table:covered-table-cell/>
        </table:table-row>
        <table:table-row table:style-name="표1.4">
          <table:covered-table-cell/>
          <table:table-cell table:style-name="표1.B5" office:value-type="string">
            <text:p text:style-name="P6">선수지식</text:p>
          </table:table-cell>
          <table:table-cell table:style-name="표1.B2" table:number-columns-spanned="3" office:value-type="string">
            <text:p text:style-name="P1">JavaFx, Oracle , ibatis. rmi</text:p>
            <text:p text:style-name="P1">API(<text:span text:style-name="T1">주변식당</text:span>, 주소, 메일, <text:span text:style-name="T1">채팅</text:span>, 캡챠)</text:p>
          </table:table-cell>
          <table:covered-table-cell/>
          <table:covered-table-cell/>
        </table:table-row>
        <table:table-row table:style-name="표1.4">
          <table:table-cell table:style-name="표1.A2" office:value-type="string">
            <text:p text:style-name="P3">프로젝트 </text:p>
            <text:p text:style-name="P3">예상</text:p>
            <text:p text:style-name="P3">소요시간</text:p>
          </table:table-cell>
          <table:table-cell table:style-name="표1.B5" office:value-type="string">
            <text:p text:style-name="P6">주말포함 여부</text:p>
          </table:table-cell>
          <table:table-cell table:style-name="표1.B2" table:number-columns-spanned="3" office:value-type="string">
            <text:p text:style-name="P1"><text:span text:style-name="T1">2024.05.01</text:span> ~ <text:span text:style-name="T1">2024.05.23</text:span> <text:span text:style-name="T1">(주말포함 </text:span>약 <text:span text:style-name="T1">552</text:span>시간<text:span text:style-name="T1">)</text:span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OpenSymbol" svg:font-family="OpenSymbol"/>
    <style:font-face style:name="맑은 고딕" svg:font-family="'맑은 고딕'"/>
    <style:font-face style:name="HY그래픽M" svg:font-family="HY그래픽M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바탕글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No_20_Spacing" style:display-name="No Spacing" style:family="paragraph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class="chapter">
      <style:paragraph-properties fo:margin-left="0cm" fo:margin-right="0cm" fo:margin-top="0.423cm" fo:margin-bottom="0.21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6pt" fo:letter-spacing="normal" fo:font-weight="bold" style:letter-kerning="false" style:font-name-asian="Arial1" style:font-size-asian="16pt" style:font-weight-asian="bold" style:font-name-complex="Arial1" style:font-size-complex="16pt" style:font-weight-complex="bold"/>
    </style:style>
    <style:style style:name="Subtitle" style:family="paragraph" style:class="chapter">
      <style:paragraph-properties fo:margin-left="0cm" fo:margin-right="0cm" fo:margin-top="0cm" fo:margin-bottom="0.106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2pt" fo:letter-spacing="normal" style:letter-kerning="false" style:font-name-asian="Arial1" style:font-size-asian="12pt" style:font-name-complex="Arial1" style:font-size-complex="12pt"/>
    </style:style>
    <style:style style:name="heading_20_1" style:display-name="heading 1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4pt" fo:letter-spacing="normal" style:letter-kerning="false" style:font-name-asian="Arial1" style:font-size-asian="14pt" style:font-name-complex="Arial1" style:font-size-complex="14pt"/>
    </style:style>
    <style:style style:name="heading_20_2" style:display-name="heading 2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3" style:display-name="heading 3" style:family="paragraph">
      <style:paragraph-properties fo:margin-left="2.469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4" style:display-name="heading 4" style:family="paragraph">
      <style:paragraph-properties fo:margin-left="2.822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5" style:display-name="heading 5" style:family="paragraph">
      <style:paragraph-properties fo:margin-left="3.175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6" style:display-name="heading 6" style:family="paragraph">
      <style:paragraph-properties fo:margin-left="3.528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7" style:display-name="heading 7" style:family="paragraph">
      <style:paragraph-properties fo:margin-left="3.881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8" style:display-name="heading 8" style:family="paragraph">
      <style:paragraph-properties fo:margin-left="4.233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9" style:display-name="heading 9" style:family="paragraph">
      <style:paragraph-properties fo:margin-left="4.586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Quote" style:family="paragraph">
      <style:paragraph-properties fo:margin-left="1.524cm" fo:margin-right="1.524cm" fo:margin-top="0.353cm" fo:margin-bottom="0.28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Quote" style:display-name="Intense Quote" style:family="paragraph">
      <style:paragraph-properties fo:margin-left="1.676cm" fo:margin-right="1.676cm" fo:margin-top="0.635cm" fo:margin-bottom="0.635cm" fo:line-height="160%" fo:text-align="center" style:justify-single-word="false" fo:text-indent="0cm" style:auto-text-indent="false" fo:padding="0cm" fo:border-left="none" fo:border-right="none" fo:border-top="0.011cm solid #5b9bd5" fo:border-bottom="0.011cm solid #5b9bd5" style:shadow="none" style:vertical-align="auto" style:snap-to-layout-grid="true"/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List_20_Paragraph" style:display-name="List Paragraph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Heading" style:display-name="TOC Heading" style:family="paragraph">
      <style:paragraph-properties fo:margin-left="0cm" fo:margin-right="0cm" fo:margin-top="0cm" fo:margin-bottom="0cm" fo:line-height="160%" fo:text-align="start" style:justify-single-word="false" fo:text-indent="0cm" style:auto-text-indent="false" fo:padding="0cm" fo:border="none" style:shadow="none" style:vertical-align="auto" style:snap-to-layout-grid="true"/>
      <style:text-properties fo:color="#2e74b5" style:font-name="Arial1" fo:font-size="16pt" fo:letter-spacing="normal" style:letter-kerning="false" style:font-name-asian="Arial1" style:font-size-asian="16pt" style:font-name-complex="Arial1" style:font-size-complex="16pt"/>
    </style:style>
    <style:style style:name="toc_20_1" style:display-name="toc 1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2" style:display-name="toc 2" style:family="paragraph">
      <style:paragraph-properties fo:margin-left="0.75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3" style:display-name="toc 3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4" style:display-name="toc 4" style:family="paragraph">
      <style:paragraph-properties fo:margin-left="2.24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5" style:display-name="toc 5" style:family="paragraph">
      <style:paragraph-properties fo:margin-left="2.9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6" style:display-name="toc 6" style:family="paragraph">
      <style:paragraph-properties fo:margin-left="3.7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7" style:display-name="toc 7" style:family="paragraph">
      <style:paragraph-properties fo:margin-left="4.49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8" style:display-name="toc 8" style:family="paragraph">
      <style:paragraph-properties fo:margin-left="5.2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9" style:display-name="toc 9" style:family="paragraph">
      <style:paragraph-properties fo:margin-left="5.99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본문" style:family="paragraph">
      <style:paragraph-properties fo:margin-left="0.52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1" style:display-name="개요 1" style:family="paragraph">
      <style:paragraph-properties fo:margin-left="0.353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2" style:display-name="개요 2" style:family="paragraph">
      <style:paragraph-properties fo:margin-left="0.706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3" style:display-name="개요 3" style:family="paragraph">
      <style:paragraph-properties fo:margin-left="1.05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4" style:display-name="개요 4" style:family="paragraph">
      <style:paragraph-properties fo:margin-left="1.411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5" style:display-name="개요 5" style:family="paragraph">
      <style:paragraph-properties fo:margin-left="1.764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6" style:display-name="개요 6" style:family="paragraph">
      <style:paragraph-properties fo:margin-left="2.11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7" style:display-name="개요 7" style:family="paragraph">
      <style:paragraph-properties fo:margin-left="2.46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쪽_20_번호" style:display-name="쪽 번호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머리말" style:family="paragraph">
      <style:paragraph-properties fo:margin-left="0cm" fo:margin-right="0cm" fo:margin-top="0cm" fo:margin-bottom="0cm" fo:line-height="150%" fo:text-align="justify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Foot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End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메모" style:family="paragraph">
      <style:paragraph-properties fo:margin-left="0cm" fo:margin-right="0cm" fo:margin-top="0cm" fo:margin-bottom="0cm" fo:line-height="130%" fo:text-align="start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9pt" fo:letter-spacing="-0.016cm" style:letter-kerning="false" style:font-name-asian="맑은 고딕" style:font-size-asian="9pt" style:font-name-complex="맑은 고딕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Subtle_20_Emphasis" style:display-name="Subtle Emphasis" style:family="text"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Emphasis" style:family="text">
      <style:text-properties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Emphasis" style:display-name="Intense Emphasis" style:family="text"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Strong" style:family="text"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Subtle_20_Reference" style:display-name="Subtle Reference" style:family="text">
      <style:text-properties fo:color="#5a5a5a" style:font-name="Arial1" fo:font-size="10pt" fo:letter-spacing="normal" style:letter-kerning="false" style:font-name-asian="Arial1" style:font-size-asian="10pt" style:font-name-complex="Arial1" style:font-size-complex="10pt"/>
    </style:style>
    <style:style style:name="Intense_20_Reference" style:display-name="Intense Reference" style:family="text">
      <style:text-properties fo:color="#5b9bd5"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Book_20_Title" style:display-name="Book Title" style:family="text">
      <style:text-properties style:font-name="Arial1" fo:font-size="10pt" fo:letter-spacing="normal" fo:font-style="italic" fo:font-weight="bold" style:letter-kerning="false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suffix=")" style:num-format="1" text:start-value="0" text:footnotes-position="page" text:start-numbering-at="page"/>
    <text:notes-configuration text:note-class="endnote" text:citation-style-name="Endnote_20_Symbol" text:master-page-name="Endnote" style:num-suffix=")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3cm" fo:border="none" fo:padding="0cm" style:shadow="none" style:writing-mode="lr-tb" style:footnote-max-height="0cm">
        <style:columns fo:column-count="1" fo:column-gap="0cm">
          <style:column-sep style:width="0.011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프로젝트 수행 계획서</dc:title>
    <dc:description/>
    <dc:subject/>
    <meta:keyword/>
    <meta:creation-date>2016-01-21T00:04:18.000</meta:creation-date>
    <meta:print-date>2018-12-17T10:43:36.000000000</meta:print-date>
    <meta:generator>OpenOffice/4.1.15$Win32 OpenOffice.org_project/4115m2$Build-9813</meta:generator>
    <dc:date>2024-05-03T18:24:35.45</dc:date>
    <meta:editing-duration>PT1H36M4S</meta:editing-duration>
    <meta:editing-cycles>17</meta:editing-cycles>
    <dc:creator>현재 장</dc:creator>
    <meta:document-statistic meta:table-count="1" meta:image-count="0" meta:object-count="0" meta:page-count="5" meta:paragraph-count="145" meta:word-count="1869" meta:character-count="2844"/>
  </office:meta>
</office:document-meta>
</file>